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Tabelle1" style:family="table">
      <style:table-properties style:width="16.999cm" fo:margin-left="0cm" table:align="left"/>
    </style:style>
    <style:style style:name="Tabelle1.A" style:family="table-column">
      <style:table-column-properties style:column-width="5.667cm"/>
    </style:style>
    <style:style style:name="Tabelle1.B" style:family="table-column">
      <style:table-column-properties style:column-width="5.666cm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le1.C1" style:family="table-cell">
      <style:table-cell-properties fo:padding="0.097cm" fo:border="0.002cm solid #000000" style:writing-mode="lr-tb"/>
    </style:style>
    <style:style style:name="Tabelle1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hyphenation-ladder-count="no-limit" fo:break-before="page"/>
      <style:text-properties fo:hyphenate="true" fo:hyphenation-remain-char-count="0" fo:hyphenation-push-char-count="0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text-properties fo:language="en" fo:country="US" fo:font-weight="bold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6" style:family="paragraph" style:parent-style-name="Standard">
      <style:paragraph-properties fo:hyphenation-ladder-count="no-limit"/>
      <style:text-properties fo:hyphenate="true" fo:hyphenation-remain-char-count="0" fo:hyphenation-push-char-count="0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 style:master-page-name="MP0">
      <style:paragraph-properties style:page-number="auto"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Botnet Strom Protokoll für I2C</text:p>
      <text:p text:style-name="Standard"/>
      <table:table table:name="Tabelle1" table:style-name="Tabelle1">
        <table:table-column table:style-name="Tabelle1.A"/>
        <table:table-column table:style-name="Tabelle1.B" table:number-columns-repeated="2"/>
        <table:table-row>
          <table:table-cell table:style-name="Tabelle1.A1" office:value-type="string">
            <text:p text:style-name="Table_20_Contents">Byte</text:p>
          </table:table-cell>
          <table:table-cell table:style-name="Tabelle1.A1" office:value-type="string">
            <text:p text:style-name="Table_20_Contents">400khz</text:p>
          </table:table-cell>
          <table:table-cell table:style-name="Tabelle1.C1" office:value-type="string">
            <text:p text:style-name="Table_20_Contents">1000khz</text:p>
          </table:table-cell>
        </table:table-row>
        <table:table-row>
          <table:table-cell table:style-name="Tabelle1.A2" office:value-type="string">
            <text:p text:style-name="Table_20_Contents">1</text:p>
          </table:table-cell>
          <table:table-cell table:style-name="Tabelle1.A2" office:value-type="string">
            <text:p text:style-name="Table_20_Contents">25us</text:p>
          </table:table-cell>
          <table:table-cell table:style-name="Tabelle1.C2" office:value-type="string">
            <text:p text:style-name="Table_20_Contents">10us</text:p>
          </table:table-cell>
        </table:table-row>
        <table:table-row>
          <table:table-cell table:style-name="Tabelle1.A2" office:value-type="string">
            <text:p text:style-name="Table_20_Contents">2</text:p>
          </table:table-cell>
          <table:table-cell table:style-name="Tabelle1.A2" office:value-type="string">
            <text:p text:style-name="Table_20_Contents">50us</text:p>
          </table:table-cell>
          <table:table-cell table:style-name="Tabelle1.C2" office:value-type="string">
            <text:p text:style-name="Table_20_Contents">20us</text:p>
          </table:table-cell>
        </table:table-row>
        <table:table-row>
          <table:table-cell table:style-name="Tabelle1.A2" office:value-type="string">
            <text:p text:style-name="Table_20_Contents">4</text:p>
          </table:table-cell>
          <table:table-cell table:style-name="Tabelle1.A2" office:value-type="string">
            <text:p text:style-name="Table_20_Contents">100us</text:p>
          </table:table-cell>
          <table:table-cell table:style-name="Tabelle1.C2" office:value-type="string">
            <text:p text:style-name="Table_20_Contents">40us</text:p>
          </table:table-cell>
        </table:table-row>
        <table:table-row>
          <table:table-cell table:style-name="Tabelle1.A2" office:value-type="string">
            <text:p text:style-name="Table_20_Contents">8</text:p>
          </table:table-cell>
          <table:table-cell table:style-name="Tabelle1.A2" office:value-type="string">
            <text:p text:style-name="Table_20_Contents">200us</text:p>
          </table:table-cell>
          <table:table-cell table:style-name="Tabelle1.C2" office:value-type="string">
            <text:p text:style-name="Table_20_Contents">80us</text:p>
          </table:table-cell>
        </table:table-row>
        <table:table-row>
          <table:table-cell table:style-name="Tabelle1.A2" office:value-type="string">
            <text:p text:style-name="Table_20_Contents">16</text:p>
          </table:table-cell>
          <table:table-cell table:style-name="Tabelle1.A2" office:value-type="string">
            <text:p text:style-name="Table_20_Contents">400us</text:p>
          </table:table-cell>
          <table:table-cell table:style-name="Tabelle1.C2" office:value-type="string">
            <text:p text:style-name="Table_20_Contents">160us</text:p>
          </table:table-cell>
        </table:table-row>
        <table:table-row>
          <table:table-cell table:style-name="Tabelle1.A2" office:value-type="string">
            <text:p text:style-name="Table_20_Contents">32</text:p>
          </table:table-cell>
          <table:table-cell table:style-name="Tabelle1.A2" office:value-type="string">
            <text:p text:style-name="Table_20_Contents">800us</text:p>
          </table:table-cell>
          <table:table-cell table:style-name="Tabelle1.C2" office:value-type="string">
            <text:p text:style-name="Table_20_Contents">320us</text:p>
          </table:table-cell>
        </table:table-row>
        <table:table-row>
          <table:table-cell table:style-name="Tabelle1.A2" office:value-type="string">
            <text:p text:style-name="Table_20_Contents">64</text:p>
          </table:table-cell>
          <table:table-cell table:style-name="Tabelle1.A2" office:value-type="string">
            <text:p text:style-name="Table_20_Contents">1600us</text:p>
          </table:table-cell>
          <table:table-cell table:style-name="Tabelle1.C2" office:value-type="string">
            <text:p text:style-name="Table_20_Contents">640us</text:p>
          </table:table-cell>
        </table:table-row>
        <table:table-row>
          <table:table-cell table:style-name="Tabelle1.A2" office:value-type="string">
            <text:p text:style-name="Table_20_Contents">128</text:p>
          </table:table-cell>
          <table:table-cell table:style-name="Tabelle1.A2" office:value-type="string">
            <text:p text:style-name="Table_20_Contents">3200us</text:p>
          </table:table-cell>
          <table:table-cell table:style-name="Tabelle1.C2" office:value-type="string">
            <text:p text:style-name="Table_20_Contents">1280us</text:p>
          </table:table-cell>
        </table:table-row>
        <table:table-row>
          <table:table-cell table:style-name="Tabelle1.A2" office:value-type="string">
            <text:p text:style-name="Table_20_Contents">256</text:p>
          </table:table-cell>
          <table:table-cell table:style-name="Tabelle1.A2" office:value-type="string">
            <text:p text:style-name="Table_20_Contents">6400us</text:p>
          </table:table-cell>
          <table:table-cell table:style-name="Tabelle1.C2" office:value-type="string">
            <text:p text:style-name="Table_20_Contents">2560us</text:p>
          </table:table-cell>
        </table:table-row>
        <table:table-row>
          <table:table-cell table:style-name="Tabelle1.A2" office:value-type="string">
            <text:p text:style-name="Table_20_Contents">1024</text:p>
          </table:table-cell>
          <table:table-cell table:style-name="Tabelle1.A2" office:value-type="string">
            <text:p text:style-name="Table_20_Contents">25600us</text:p>
          </table:table-cell>
          <table:table-cell table:style-name="Tabelle1.C2" office:value-type="string">
            <text:p text:style-name="Table_20_Contents">10240us</text:p>
          </table:table-cell>
        </table:table-row>
      </table:table>
      <text:p text:style-name="Standard"/>
      <text:p text:style-name="Standard"/>
      <text:p text:style-name="Standard">BN-Header: 2 (AB = 00), 3 (AB = 01), 6 (AB = 10), 7 (AB = 11)</text:p>
      <text:p text:style-name="Standard"><text:s/></text:p>
      <text:p text:style-name="Standard">ABC0.0SSS PS [DA DA SA SA] [AG]]</text:p>
      <text:p text:style-name="Standard"/>
      <text:p text:style-name="P3">A: Adress Included</text:p>
      <text:p text:style-name="P3">B: Age Included</text:p>
      <text:p text:style-name="P3">C: Ack requested</text:p>
      <text:p text:style-name="P3"/>
      <text:p text:style-name="P3">SSS: Msg Typ</text:p>
      <text:p text:style-name="Standard">0: Standard-Message</text:p>
      <text:p text:style-name="Standard">1: Stream</text:p>
      <text:p text:style-name="Standard">2: Packet</text:p>
      <text:p text:style-name="Standard">3: MultiMsg</text:p>
      <text:p text:style-name="Standard">4..6: frei</text:p>
      <text:p text:style-name="Standard">7: Ack-Nachricht</text:p>
      <text:p text:style-name="Standard"/>
      <text:p text:style-name="Standard">PS <text:s/>= Größe der Nachricht: Protokoll und Daten: 6 Bit 0..63</text:p>
      <text:p text:style-name="Standard">AG = Alter, Jedesmal wenn die Nachricht weitergleitet wird, Alter++</text:p>
      <text:p text:style-name="Standard"/>
      <text:p text:style-name="Standard">DA:Destination Adress</text:p>
      <text:p text:style-name="Standard">SA:Source Adress</text:p>
      <text:p text:style-name="Standard"/>
      <text:p text:style-name="Standard">Adress: D1.D2.D3.D4 =&gt; F.3.4.5 =&gt; 0xF345</text:p>
      <text:p text:style-name="P1"/>
      <text:p text:style-name="P5">Msg Protokoll:</text:p>
      <text:p text:style-name="Standard"/>
      <text:p text:style-name="Standard">DA: Datenanzahl = Header.PS – sizeof(BN-Header) – 1 // bei kurz</text:p>
      <text:p text:style-name="Standard">DA: Datenanzahl = Header.PS – sizeof(BN-Header) – 2 // bei lang</text:p>
      <text:p text:style-name="Standard"/>
      <text:p text:style-name="Standard">MI1 [MI2] MD[0..DA]</text:p>
      <text:p text:style-name="Standard"/>
      <text:p text:style-name="Standard">MI1: 8 Bit Msg Index: 0..255</text:p>
      <text:p text:style-name="Standard"><text:tab/><text:tab/><text:tab/> <text:s/>Bit 0..6:</text:p>
      <text:p text:style-name="Standard"><text:s text:c="37"/>0..31: Index Subsystems</text:p>
      <text:p text:style-name="Standard"><text:s text:c="37"/>32..: Index Msg</text:p>
      <text:p text:style-name="Standard"><text:s text:c="37"/>Bit: 7: 0: Kurz-&gt;Nur MI1; 1: Lang-&gt;MI2 Erweiterung</text:p>
      <text:p text:style-name="Standard"/>
      <text:p text:style-name="Standard"/>
      <text:p text:style-name="Standard">MD[x]: Msg Daten</text:p>
      <text:p text:style-name="Standard"/>
      <text:p text:style-name="Standard"><text:span text:style-name="Absatz-Standardschriftart"><text:span text:style-name="T1">Acknowlege: MI1 [MI2] MD0</text:span></text:span></text:p>
      <text:p text:style-name="Standard"/>
      <text:p text:style-name="Standard">MD0 <text:s text:c="2"/>= Acknowlege</text:p>
      <text:p text:style-name="Standard">0: ACK</text:p>
      <text:p text:style-name="Standard">1: NACK -&gt; Nochmals senden</text:p>
      <text:p text:style-name="Standard">2: NACK -&gt; Nachricht unbekannt</text:p>
      <text:p text:style-name="Standard">3..15: frei</text:p>
      <text:p text:style-name="Standard"/>
      <text:p text:style-name="P6">Index Subsystem:</text:p>
      <text:p text:style-name="P6">0: Reserviert</text:p>
      <text:p text:style-name="P6">1: Weiterleiten zum Stream Stream System</text:p>
      <text:p text:style-name="P6">2: Mem Subsystem</text:p>
      <text:p text:style-name="P2"/>
      <text:p text:style-name="P6"/>
      <text:p text:style-name="Standard"/>
      <text:p text:style-name="P5">Multi Msg Protokoll:</text:p>
      <text:p text:style-name="Standard"/>
      <text:p text:style-name="P3">SSNN NNNN</text:p>
      <text:p text:style-name="P3"/>
      <text:p text:style-name="P3">SS: Msg Typ</text:p>
      <text:p text:style-name="P3">0: Standard-Message</text:p>
      <text:p text:style-name="P3">1: Stream-Subsystem</text:p>
      <text:p text:style-name="Standard">2: Packet</text:p>
      <text:p text:style-name="Standard">3: reserved</text:p>
      <text:p text:style-name="Standard"/>
      <text:p text:style-name="Standard">NN.NNNN <text:s/>= Größe der Nachricht: 6 Bit 0..63</text:p>
      <text:p text:style-name="Standard"/>
      <text:p text:style-name="Standard"><text:span text:style-name="Absatz-Standardschriftart"><text:span text:style-name="T1">Acknowlege: MD0</text:span></text:span></text:p>
      <text:p text:style-name="Standard"/>
      <text:p text:style-name="Standard">MD0 <text:s text:c="2"/>= Acknowlege</text:p>
      <text:p text:style-name="Standard">0: ACK</text:p>
      <text:p text:style-name="Standard">1: NACK -&gt; Nochmals senden</text:p>
      <text:p text:style-name="Standard">2..15: frei</text:p>
      <text:p text:style-name="P1"/>
      <text:p text:style-name="P5">Datenstrom Protokoll:</text:p>
      <text:p text:style-name="Standard"/>
      <text:p text:style-name="Standard"/>
      <text:p text:style-name="P4">DS-Header: Cxxx.IIII</text:p>
      <text:p text:style-name="P3"/>
      <text:p text:style-name="P3">Cxxx: Daten/Command 1 Bit</text:p>
      <text:p text:style-name="P3">0 = Daten xxx = 0</text:p>
      <text:p text:style-name="P3">1 = Command/Cfg xxx = Kommando</text:p>
      <text:p text:style-name="P3"/>
      <text:p text:style-name="P3">IIII <text:s text:c="9"/>= <text:s/>Stream Index 0..15</text:p>
      <text:p text:style-name="Standard">0: Default für Diag/Konsole</text:p>
      <text:p text:style-name="Standard">1..15: frei</text:p>
      <text:p text:style-name="Standard"/>
      <text:p text:style-name="Standard"/>
      <text:p text:style-name="P7">Daten: SD[0..DA]</text:p>
      <text:p text:style-name="Standard"/>
      <text:p text:style-name="Standard">xxx <text:s text:c="2"/>= Nachrichten Index <text:s/>3 Bit 0..7</text:p>
      <text:p text:style-name="Standard"/>
      <text:p text:style-name="Standard">SD: Stream Daten</text:p>
      <text:p text:style-name="Standard"/>
      <text:p text:style-name="P3">DA: Datenanzahl = BN-Header.PS – sizeof(BN-Header) - sizeof(DS-Header)</text:p>
      <text:p text:style-name="P3"/>
      <text:p text:style-name="P4">Commands: Cxxx.NNNN SD0 SD1 SD2</text:p>
      <text:p text:style-name="P3"/>
      <text:p text:style-name="P3">xxx <text:s text:c="2"/>= Command</text:p>
      <text:p text:style-name="P3">0: Ack: Details in SD0</text:p>
      <text:p text:style-name="P3"><text:s text:c="7"/>SD0 <text:s/>= 0: Ack</text:p>
      <text:p text:style-name="P3"><text:s text:c="7"/>SD0 != 0: Nack</text:p>
      <text:p text:style-name="P3">1: Re-Init des Strombuffers</text:p>
      <text:p text:style-name="P3">2: Connect Strom-Port destination to BN_ID:StromID given by SD0SD1:SD2</text:p>
      <text:p text:style-name="Standard"><text:span text:style-name="Absatz-Standardschriftart"><text:span text:style-name="T2"><text:s text:c="5"/></text:span></text:span>SD0SD1 = Botnet Adresse, 0 für interne verbindung, SD2 Port</text:p>
      <text:p text:style-name="P3">3: Disconnect/Free port, SD0 Port</text:p>
      <text:p text:style-name="P3">4..15: Reserved</text:p>
      <text:p text:style-name="P3"/>
      <text:p text:style-name="P3"/>
      <text:p text:style-name="P3"/>
      <text:p text:style-name="Standard"><text:span text:style-name="Absatz-Standardschriftart"><text:span text:style-name="T3">Acknowledge: 1000.NNNN SD0</text:span></text:span></text:p>
      <text:p text:style-name="P3"/>
      <text:p text:style-name="P3">SD0 <text:s text:c="2"/>= Acknowledge</text:p>
      <text:p text:style-name="P3">0: ACK</text:p>
      <text:p text:style-name="Standard">1: NACK -&gt; Nochmals senden</text:p>
      <text:p text:style-name="Standard">2: NACK -&gt; Strombuffer ist voll</text:p>
      <text:p text:style-name="Standard">3: NACK -&gt; Strom Index nicht ok</text:p>
      <text:p text:style-name="Standard">4: NACK -&gt; Nachrichten Index stimmt nicht</text:p>
      <text:p text:style-name="Standard">5: NACK -&gt; Ziel antwortet nicht</text:p>
      <text:p text:style-name="Standard">6..15: frei</text:p>
      <text:p text:style-name="Standard"/>
      <text:p text:style-name="P7"/>
      <text:p text:style-name="P1"/>
      <text:p text:style-name="P5">Paket Protokoll:</text:p>
      <text:p text:style-name="Standard"/>
      <text:p text:style-name="Standard"/>
      <text:p text:style-name="P4">PS-Header: CIII.NNNN NNNN.NNNN</text:p>
      <text:p text:style-name="P3"/>
      <text:p text:style-name="P3">C: Command 1 Bit</text:p>
      <text:p text:style-name="P3">0 = Daten</text:p>
      <text:p text:style-name="P3">1 = Command</text:p>
      <text:p text:style-name="P3"/>
      <text:p text:style-name="P3">III <text:s text:c="9"/>= <text:s/>Packet Index 0..7</text:p>
      <text:p text:style-name="P3"/>
      <text:p text:style-name="P7">Daten: CIII NNNN NNNN.NNNN PD[0..DA]</text:p>
      <text:p text:style-name="Standard"/>
      <text:p text:style-name="Standard">NNNN NNNN.NNNN = Package Daten Offset <text:s/>12 Bit 1..4096</text:p>
      <text:p text:style-name="Standard"/>
      <text:p text:style-name="P3">PD: Package Daten</text:p>
      <text:p text:style-name="P3"/>
      <text:p text:style-name="P3">DA: Datenanzahl = BN-Header.PS – sizeof(BN-Header) - sizeof(PS-Header)</text:p>
      <text:p text:style-name="P3"/>
      <text:p text:style-name="P4">Commands: CIII NNNN PD0 PD1</text:p>
      <text:p text:style-name="P3"/>
      <text:p text:style-name="P3">NNNN <text:s text:c="2"/>= Commands</text:p>
      <text:p text:style-name="P3"/>
      <text:p text:style-name="P3"/>
      <text:p text:style-name="P3">0: Ack: Details in PD0, PD1 commando abhänging</text:p>
      <text:p text:style-name="P3"><text:s text:c="7"/>SD0 <text:s/>= 0: Ack</text:p>
      <text:p text:style-name="Standard"><text:span text:style-name="Absatz-Standardschriftart"><text:span text:style-name="T2"><text:s text:c="7"/></text:span></text:span>SD0 != 0: Nack</text:p>
      <text:p text:style-name="Standard"/>
      <text:p text:style-name="Standard">1: Reserviere Platz für Packet PD0+PD1&lt;&lt;16= Packet größe (max. 4096 Byte)</text:p>
      <text:p text:style-name="Standard">2: Freigeben Platz für Packet</text:p>
      <text:p text:style-name="Standard">3: Setze Checksumme für Packet <text:s/>PD0+PD1 (Aufsummierte Packetdaten + 1)</text:p>
      <text:p text:style-name="Standard">4: Frage Status Übertragung:</text:p>
      <text:p text:style-name="Standard"><text:s text:c="4"/>Status in PD1</text:p>
      <text:p text:style-name="Standard"><text:s text:c="8"/>0: Übertragunf komplett, kein Fehler</text:p>
      <text:p text:style-name="Standard"><text:s text:c="8"/>1: Übertragunf komplett, Checksummen Fehler</text:p>
      <text:p text:style-name="Standard"><text:s text:c="8"/>2: Übertragunf nicht komplett</text:p>
      <text:p text:style-name="Standard"/>
      <text:p text:style-name="Standard"><text:span text:style-name="Absatz-Standardschriftart"><text:span text:style-name="T1">Acknowlege: 0III.NNNN</text:span></text:span></text:p>
      <text:p text:style-name="Standard"/>
      <text:p text:style-name="Standard">NNNN <text:s text:c="2"/>= Acknowlege</text:p>
      <text:p text:style-name="Standard">0: ACK</text:p>
      <text:p text:style-name="Standard">1: NACK -&gt; Nochmals senden</text:p>
      <text:p text:style-name="Standard">2: NACK -&gt; Package Index nicht ok</text:p>
      <text:p text:style-name="Standard">3: NACK -&gt; Package Daten Index nicht ok</text:p>
      <text:p text:style-name="Standard">4..15: frei</text:p>
      <text:p text:style-name="Standard"/>
      <text:p text:style-name="Standard"/>
      <text:p text:style-name="P1"/>
      <text:p text:style-name="Standard"/>
      <text:p text:style-name="Standard">I2C Spezial Kommandos, nur für Master/Slave nicht für Multi Master:</text:p>
      <text:p text:style-name="Standard"/>
      <text:p text:style-name="Standard"/>
      <text:p text:style-name="Standard">Anfrage Slave, Datentransfer</text:p>
      <text:p text:style-name="Standard">=&gt;0001.0000: CS CN CN</text:p>
      <text:p text:style-name="Standard">&lt;=0001.0000: CS CN CN</text:p>
      <text:p text:style-name="Standard"/>
      <text:p text:style-name="Standard">CNCN: Länge der nächsten Übertragung. Es können auch mehrer BN-Nachrichten auf einmal übertragen werden.</text:p>
      <text:p text:style-name="Standard">0 = keine Daten vorhande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style:text-underline-style="none" fo:font-weight="normal" style:letter-kerning="true" style:font-size-asian="12pt" style:language-asian="ja" style:country-asian="JP" style:font-style-asian="normal" style:font-weight-asian="normal" style:font-size-complex="12pt" style:language-complex="fa" style:country-complex="IR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Absatz-Standardschriftar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Win32 OpenOffice.org_project/417m1$Build-9800</meta:generator>
    <meta:creation-date>2009-04-16T11:32:00Z</meta:creation-date>
    <dc:date>2020-03-21T19:49:02.98</dc:date>
    <meta:editing-cycles>56</meta:editing-cycles>
    <meta:editing-duration>PT2H14M59S</meta:editing-duration>
    <meta:document-statistic meta:table-count="1" meta:image-count="0" meta:object-count="0" meta:page-count="6" meta:paragraph-count="152" meta:word-count="569" meta:character-count="3493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